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c853" officeooo:paragraph-rsid="000fc853"/>
    </style:style>
    <style:style style:name="P2" style:family="paragraph" style:parent-style-name="Text_20_body">
      <style:text-properties officeooo:rsid="000fc853" officeooo:paragraph-rsid="000fc853"/>
    </style:style>
    <style:style style:name="P3" style:family="paragraph" style:parent-style-name="Text_20_body">
      <style:text-properties officeooo:paragraph-rsid="000fc853"/>
    </style:style>
    <style:style style:name="P4" style:family="paragraph" style:parent-style-name="Text_20_body">
      <style:text-properties officeooo:rsid="000fc853" officeooo:paragraph-rsid="000fc853" fo:background-color="#ffff00"/>
    </style:style>
    <style:style style:name="P5" style:family="paragraph" style:parent-style-name="Text_20_body">
      <style:paragraph-properties fo:break-before="page"/>
      <style:text-properties officeooo:paragraph-rsid="000fc853"/>
    </style:style>
    <style:style style:name="P6" style:family="paragraph" style:parent-style-name="Heading_20_1"/>
    <style:style style:name="P7" style:family="paragraph" style:parent-style-name="Heading_20_1">
      <style:text-properties officeooo:rsid="000fc853" officeooo:paragraph-rsid="000fc853"/>
    </style:style>
    <style:style style:name="P8" style:family="paragraph" style:parent-style-name="Heading_20_1">
      <style:text-properties officeooo:paragraph-rsid="000fc853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00ccff" loext:char-shading-value="0"/>
    </style:style>
    <style:style style:name="T3" style:family="text">
      <style:text-properties fo:background-color="#ffff66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ear la tabla </text:h>
      <text:p text:style-name="P1"/>
      <text:p text:style-name="P1">CREATE TABLE `<text:span text:style-name="T2">historiaGinecostetrica</text:span>` (</text:p>
      <text:p text:style-name="P1"><text:s text:c="2"/>`hgnid` int(11) NOT NULL AUTO_INCREMENT,</text:p>
      <text:p text:style-name="P1"><text:s text:c="2"/>`hgnpacid` int(11) DEFAULT NULL COMMENT 'ppacid\npahden\npahval\npahhest\npahreg\n',</text:p>
      <text:p text:style-name="P1"><text:s text:c="2"/>`hgnden` varchar(140) DEFAULT NULL,</text:p>
      <text:p text:style-name="P1"><text:s text:c="2"/>`hgnval` varchar(140) DEFAULT NULL,</text:p>
      <text:p text:style-name="P1"><text:s text:c="2"/>`hgnest` varchar(1) DEFAULT NULL,</text:p>
      <text:p text:style-name="P1"><text:s text:c="2"/>`hgnreg` varchar(20) DEFAULT NULL,</text:p>
      <text:p text:style-name="P1"><text:s text:c="2"/>`hgnusu` int(11) DEFAULT NULL,</text:p>
      <text:p text:style-name="P1"><text:s text:c="2"/>PRIMARY KEY (`hgnid`)</text:p>
      <text:p text:style-name="P1">) ENGINE=InnoDB AUTO_INCREMENT=108 DEFAULT CHARSET=latin1;</text:p>
      <text:p text:style-name="P1"/>
      <text:p text:style-name="P1"/>
      <text:h text:style-name="P7" text:outline-level="1">Add this node in the Principal JSON by once campo =)</text:h>
      <text:p text:style-name="P3"/>
      <text:p text:style-name="P2"><text:s/>{</text:p>
      <text:p text:style-name="P2"><text:s text:c="14"/>"campo": "ginfum",</text:p>
      <text:p text:style-name="P2"><text:s text:c="14"/>"label": "ginfum",</text:p>
      <text:p text:style-name="P2"><text:s text:c="14"/><text:span text:style-name="T1">"secondary": "true",</text:span></text:p>
      <text:p text:style-name="P4"><text:s text:c="14"/>"secondary_table": "<text:span text:style-name="T2">historiaGinecostetrica</text:span>", <text:span text:style-name="T2">[ TABLE NAME ]</text:span></text:p>
      <text:p text:style-name="P2"><text:s text:c="14"/>"size": "12",</text:p>
      <text:p text:style-name="P2"><text:s text:c="14"/>"type": "varchar(140)",</text:p>
      <text:p text:style-name="P2"><text:s text:c="14"/>"key": "",</text:p>
      <text:p text:style-name="P2"><text:s text:c="14"/>"default": "",</text:p>
      <text:p text:style-name="P2"><text:s text:c="14"/>"fijo": "false",</text:p>
      <text:p text:style-name="P2"><text:s text:c="14"/>"data": "",</text:p>
      <text:p text:style-name="P2"><text:s text:c="14"/>"password": "false",</text:p>
      <text:p text:style-name="P2"><text:s text:c="14"/>"correlativo": "false",</text:p>
      <text:p text:style-name="P2"><text:s text:c="14"/>"input_type": "text",</text:p>
      <text:p text:style-name="P2"><text:s text:c="14"/>"input_class": ""</text:p>
      <text:p text:style-name="P2"><text:s text:c="12"/>},</text:p>
      <text:p text:style-name="P3"/>
      <text:h text:style-name="P7" text:outline-level="1"><text:soft-page-break/>Cuando se esta creando el JSON del Formulario se agrega de forma normal con el nombre</text:h>
      <text:p text:style-name="P3"/>
      <text:p text:style-name="P2">{</text:p>
      <text:p text:style-name="P2"><text:s text:c="8"/>"campo": "<text:span text:style-name="T3">ginpresenciacoagulos</text:span>",</text:p>
      <text:p text:style-name="P2"><text:s text:c="8"/>"groupid": "element-<text:span text:style-name="T3">ginpresenciacoagulos</text:span>",</text:p>
      <text:p text:style-name="P2"><text:s text:c="8"/>"id": "element-form-<text:span text:style-name="T3">ginpresenciacoagulos</text:span>",</text:p>
      <text:p text:style-name="P2"><text:s text:c="8"/>"label": "Presencia de coágulos",</text:p>
      <text:p text:style-name="P2"><text:s text:c="8"/>"size": "2",</text:p>
      <text:p text:style-name="P2"><text:s text:c="8"/>"type": "text",</text:p>
      <text:p text:style-name="P2"><text:s text:c="8"/>"class": "",</text:p>
      <text:p text:style-name="P2"><text:s text:c="8"/>"style": "",</text:p>
      <text:p text:style-name="P2"><text:s text:c="8"/>"externo": "",</text:p>
      <text:p text:style-name="P2"><text:s text:c="3"/><text:span text:style-name="T3"><text:s text:c="5"/>"class_modal_row": "secondary_row",</text:span></text:p>
      <text:p text:style-name="P2"><text:s text:c="8"/>"style_modal_row": "display:none",</text:p>
      <text:p text:style-name="P2"><text:s text:c="8"/>"placeholder": "",</text:p>
      <text:p text:style-name="P2"><text:s text:c="8"/>"maxlength": "",</text:p>
      <text:p text:style-name="P2"><text:s text:c="8"/>"maxfilesize": ""</text:p>
      <text:p text:style-name="P2"><text:s text:c="4"/>},</text:p>
      <text:p text:style-name="P3"/>
      <text:h text:style-name="P8" text:outline-level="1" text:is-list-header="true"/>
      <text:p text:style-name="P5"/>
      <text:h text:style-name="P8" text:outline-level="1">Crear la tabla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tagora </meta:initial-creator>
    <meta:creation-date>2017-02-05T01:16:54.347761747</meta:creation-date>
    <dc:date>2017-02-05T01:28:16.013226114</dc:date>
    <dc:creator>pitagora </dc:creator>
    <meta:editing-duration>PT11M21S</meta:editing-duration>
    <meta:editing-cycles>1</meta:editing-cycles>
    <meta:document-statistic meta:table-count="0" meta:image-count="0" meta:object-count="0" meta:page-count="3" meta:paragraph-count="46" meta:word-count="146" meta:character-count="1543" meta:non-whitespace-character-count="1105"/>
    <meta:generator>LibreOffice/4.3.3.2$Linux_X86_64 LibreOffice_project/430m0$Build-2</meta:generator>
  </office:meta>
</office:document-meta>
</file>